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3mm"/>
    </style:style>
    <style:style style:name="co2" style:family="table-column">
      <style:table-column-properties fo:break-before="auto" style:column-width="22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9999"/>
      <style:text-properties fo:color="#800000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able-cell-properties fo:background-color="#ff9999"/>
      <style:text-properties fo:color="#800000"/>
    </style:style>
    <style:style style:name="ce4" style:family="table-cell" style:parent-style-name="Default" style:data-style-name="N113"/>
    <style:style style:name="ce5" style:family="table-cell" style:parent-style-name="Default" style:data-style-name="N61"/>
    <style:style style:name="ce6" style:family="table-cell" style:parent-style-name="Default" style:data-style-name="N109">
      <style:table-cell-properties fo:background-color="#ffff00"/>
    </style:style>
    <style:style style:name="ce7" style:family="table-cell" style:parent-style-name="Default" style:data-style-name="N109">
      <style:table-cell-properties fo:background-color="#ff9999"/>
    </style:style>
    <style:style style:name="ce8" style:family="table-cell" style:parent-style-name="Default" style:data-style-name="N110"/>
    <style:style style:name="ce9" style:family="table-cell" style:parent-style-name="Default" style:data-style-name="N99"/>
    <style:style style:name="ce10" style:family="table-cell" style:parent-style-name="Default" style:data-style-name="N2"/>
    <style:style style:name="ce11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2.4-29.06.20_2" table:style-name="ta1">
        <table:shapes>
          <draw:frame draw:z-index="0" draw:style-name="gr1" draw:text-style-name="P1" svg:width="159.99mm" svg:height="89.99mm" svg:x="98.45mm" svg:y="89.41mm">
            <loext:p draw:notify-on-update-of-ranges="'2.4-29.06.20_2'.G5:'2.4-29.06.20_2'.G7 '2.4-29.06.20_2'.H5:'2.4-29.06.20_2'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92mm" svg:y="179.72mm">
            <loext:p draw:notify-on-update-of-ranges="'2.4-29.06.20_2'.G11:'2.4-29.06.20_2'.G13 '2.4-29.06.20_2'.H11:'2.4-29.06.20_2'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3"/>
          <table:table-cell office:value-type="string" calcext:value-type="string">
            <text:p>Kalibrierkurv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2_1</text:p>
          </table:table-cell>
          <table:table-cell table:style-name="ce2" office:value-type="float" office:value="0.3686" calcext:value-type="float">
            <text:p>0,3686</text:p>
          </table:table-cell>
          <table:table-cell table:style-name="ce2" office:value-type="float" office:value="0.1847" calcext:value-type="float">
            <text:p>0,18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nO4 K2_2</text:p>
          </table:table-cell>
          <table:table-cell table:style-name="ce2" office:value-type="float" office:value="0.3685" calcext:value-type="float">
            <text:p>0,3685</text:p>
          </table:table-cell>
          <table:table-cell table:style-name="ce2" office:value-type="float" office:value="0.1843" calcext:value-type="float">
            <text:p>0,1843</text:p>
          </table:table-cell>
          <table:table-cell table:number-columns-repeated="3"/>
          <table:table-cell office:value-type="string" calcext:value-type="string">
            <text:p>Mang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2_3</text:p>
          </table:table-cell>
          <table:table-cell table:style-name="ce2" office:value-type="float" office:value="0.3684" calcext:value-type="float">
            <text:p>0,3684</text:p>
          </table:table-cell>
          <table:table-cell table:style-name="ce2" office:value-type="float" office:value="0.1841" calcext:value-type="float">
            <text:p>0,1841</text:p>
          </table:table-cell>
          <table:table-cell table:number-columns-repeated="3"/>
          <table:table-cell office:value-type="string" calcext:value-type="string">
            <text:p>x (mmol/l)</text:p>
          </table:table-cell>
          <table:table-cell office:value-type="string" calcext:value-type="string">
            <text:p>y (525nm)</text:p>
          </table:table-cell>
          <table:table-cell office:value-type="string" calcext:value-type="string">
            <text:p>y (352nm)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186" calcext:value-type="float">
            <text:p>0,186</text:p>
          </table:table-cell>
          <table:table-cell office:value-type="float" office:value="0.0994" calcext:value-type="float">
            <text:p>0,0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2:.B4])" office:value-type="float" office:value="0.3685" calcext:value-type="float">
            <text:p>0,3685</text:p>
          </table:table-cell>
          <table:table-cell table:style-name="ce2" table:formula="of:=AVERAGE([.C2:.C4])" office:value-type="float" office:value="0.184366666666667" calcext:value-type="float">
            <text:p>0,1844</text:p>
          </table:table-cell>
          <table:table-cell table:number-columns-repeated="3"/>
          <table:table-cell office:value-type="float" office:value="0.16" calcext:value-type="float">
            <text:p>0,16</text:p>
          </table:table-cell>
          <table:table-cell office:value-type="float" office:value="0.3685" calcext:value-type="float">
            <text:p>0,3685</text:p>
          </table:table-cell>
          <table:table-cell office:value-type="float" office:value="0.1844" calcext:value-type="float">
            <text:p>0,1844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32" calcext:value-type="float">
            <text:p>0,32</text:p>
          </table:table-cell>
          <table:table-cell office:value-type="float" office:value="0.728" calcext:value-type="float">
            <text:p>0,728</text:p>
          </table:table-cell>
          <table:table-cell office:value-type="float" office:value="0.365" calcext:value-type="float">
            <text:p>0,365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nO4 K3_1</text:p>
          </table:table-cell>
          <table:table-cell table:style-name="ce2" office:value-type="float" office:value="0.7282" calcext:value-type="float">
            <text:p>0,7282</text:p>
          </table:table-cell>
          <table:table-cell table:style-name="ce2" office:value-type="float" office:value="0.3647" calcext:value-type="float">
            <text:p>0,3647</text:p>
          </table:table-cell>
          <table:table-cell table:number-columns-repeated="3"/>
          <table:table-cell office:value-type="string" calcext:value-type="string">
            <text:p>Ch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3_2</text:p>
          </table:table-cell>
          <table:table-cell table:style-name="ce2" office:value-type="float" office:value="0.7279" calcext:value-type="float">
            <text:p>0,7279</text:p>
          </table:table-cell>
          <table:table-cell table:style-name="ce2" office:value-type="float" office:value="0.3651" calcext:value-type="float">
            <text:p>0,3651</text:p>
          </table:table-cell>
          <table:table-cell table:number-columns-repeated="3"/>
          <table:table-cell office:value-type="string" calcext:value-type="string">
            <text:p>x (mmol/l)</text:p>
          </table:table-cell>
          <table:table-cell office:value-type="string" calcext:value-type="string">
            <text:p>y (352nm)</text:p>
          </table:table-cell>
          <table:table-cell office:value-type="string" calcext:value-type="string">
            <text:p>y (525n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O4 K3_3</text:p>
          </table:table-cell>
          <table:table-cell table:style-name="ce2" office:value-type="float" office:value="0.7279" calcext:value-type="float">
            <text:p>0,7279</text:p>
          </table:table-cell>
          <table:table-cell table:style-name="ce2" office:value-type="float" office:value="0.3653" calcext:value-type="float">
            <text:p>0,365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4744" calcext:value-type="float">
            <text:p>0,4744</text:p>
          </table:table-cell>
          <table:table-cell office:value-type="float" office:value="0.0023" calcext:value-type="float">
            <text:p>0,002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0.9332" calcext:value-type="float">
            <text:p>0,9332</text:p>
          </table:table-cell>
          <table:table-cell office:value-type="float" office:value="0.014" calcext:value-type="float">
            <text:p>0,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9:.B11])" office:value-type="float" office:value="0.728" calcext:value-type="float">
            <text:p>0,7280</text:p>
          </table:table-cell>
          <table:table-cell table:style-name="ce2" table:formula="of:=AVERAGE([.C9:.C11])" office:value-type="float" office:value="0.365033333333333" calcext:value-type="float">
            <text:p>0,3650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1.3858" calcext:value-type="float">
            <text:p>1,3858</text:p>
          </table:table-cell>
          <table:table-cell office:value-type="float" office:value="0.0088" calcext:value-type="float">
            <text:p>0,0088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Dichrom K1_1</text:p>
          </table:table-cell>
          <table:table-cell table:style-name="ce2" office:value-type="float" office:value="0.0023" calcext:value-type="float">
            <text:p>0,0023</text:p>
          </table:table-cell>
          <table:table-cell table:style-name="ce2" office:value-type="float" office:value="0.4744" calcext:value-type="float">
            <text:p>0,4744</text:p>
          </table:table-cell>
          <table:table-cell table:number-columns-repeated="3"/>
          <table:table-cell office:value-type="string" calcext:value-type="string">
            <text:p>Geradenparameter Mn(525)</text:p>
          </table:table-cell>
          <table:table-cell table:number-columns-repeated="2"/>
          <table:table-cell office:value-type="string" calcext:value-type="string">
            <text:p>Geradenparameter Cr(35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hrom K1_2</text:p>
          </table:table-cell>
          <table:table-cell table:style-name="ce2" office:value-type="float" office:value="0.0023" calcext:value-type="float">
            <text:p>0,0023</text:p>
          </table:table-cell>
          <table:table-cell table:style-name="ce2" office:value-type="float" office:value="0.4744" calcext:value-type="float">
            <text:p>0,4744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style-name="ce8" table:formula="of:=INTERCEPT([.H5:.H7];[.G5:.G7])" office:value-type="float" office:value="0.00625000000000003" calcext:value-type="float">
            <text:p>0,00625</text:p>
          </table:table-cell>
          <table:table-cell table:style-name="ce8"/>
          <table:table-cell table:style-name="ce8" office:value-type="string" calcext:value-type="string">
            <text:p>a0</text:p>
          </table:table-cell>
          <table:table-cell table:style-name="ce8" table:formula="of:=INTERCEPT([.H11:.H13];[.G11:.G13])" office:value-type="float" office:value="0.0197333333333334" calcext:value-type="float">
            <text:p>0,0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hrom K1_3</text:p>
          </table:table-cell>
          <table:table-cell table:style-name="ce2" office:value-type="float" office:value="0.0022" calcext:value-type="float">
            <text:p>0,0022</text:p>
          </table:table-cell>
          <table:table-cell table:style-name="ce2" office:value-type="float" office:value="0.4743" calcext:value-type="float">
            <text:p>0,4743</text:p>
          </table:table-cell>
          <table:table-cell table:number-columns-repeated="3"/>
          <table:table-cell office:value-type="string" calcext:value-type="string">
            <text:p>a1</text:p>
          </table:table-cell>
          <table:table-cell table:style-name="ce8" table:formula="of:=SLOPE([.H5:.H7];[.G5:.G7])" office:value-type="float" office:value="2.25669642857143" calcext:value-type="float">
            <text:p>2,25670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table:style-name="ce8" table:formula="of:=SLOPE([.H11:.H13];[.G11:.G13])" office:value-type="float" office:value="3.038" calcext:value-type="float">
            <text:p>3,0380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17:.B19])" office:value-type="float" office:value="0.00226666666666667" calcext:value-type="float">
            <text:p>0,0023</text:p>
          </table:table-cell>
          <table:table-cell table:style-name="ce2" table:formula="of:=AVERAGE([.C17:.C19])" office:value-type="float" office:value="0.474366666666667" calcext:value-type="float">
            <text:p>0,4744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Dichrom K2_1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2" calcext:value-type="float">
            <text:p>0,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2_2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2" calcext:value-type="float">
            <text:p>0,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2_3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3" calcext:value-type="float">
            <text:p>0,933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24:.B26])" office:value-type="float" office:value="0.014" calcext:value-type="float">
            <text:p>0,0140</text:p>
          </table:table-cell>
          <table:table-cell table:style-name="ce2" table:formula="of:=AVERAGE([.C24:.C26])" office:value-type="float" office:value="0.933233333333333" calcext:value-type="float">
            <text:p>0,9332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chrom K3_1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8" calcext:value-type="float">
            <text:p>1,3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3_2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8" calcext:value-type="float">
            <text:p>1,3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3_3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9" calcext:value-type="float">
            <text:p>1,38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31:.B33])" office:value-type="float" office:value="0.0088" calcext:value-type="float">
            <text:p>0,0088</text:p>
          </table:table-cell>
          <table:table-cell table:style-name="ce2" table:formula="of:=AVERAGE([.C31:.C33])" office:value-type="float" office:value="1.38583333333333" calcext:value-type="float">
            <text:p>1,385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1</text:p>
          </table:table-cell>
          <table:table-cell table:style-name="ce2" office:value-type="float" office:value="0.181" calcext:value-type="float">
            <text:p>0,1810</text:p>
          </table:table-cell>
          <table:table-cell table:style-name="ce2" office:value-type="float" office:value="0.3598" calcext:value-type="float">
            <text:p>0,3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2</text:p>
          </table:table-cell>
          <table:table-cell table:style-name="ce2" office:value-type="float" office:value="0.0638" calcext:value-type="float">
            <text:p>0,0638</text:p>
          </table:table-cell>
          <table:table-cell table:style-name="ce2" office:value-type="float" office:value="0.9786" calcext:value-type="float">
            <text:p>0,9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3</text:p>
          </table:table-cell>
          <table:table-cell table:style-name="ce2" office:value-type="float" office:value="0.2345" calcext:value-type="float">
            <text:p>0,2345</text:p>
          </table:table-cell>
          <table:table-cell table:style-name="ce2" office:value-type="float" office:value="0.4479" calcext:value-type="float">
            <text:p>0,4479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robe_1-1</text:p>
          </table:table-cell>
          <table:table-cell table:style-name="ce2" office:value-type="float" office:value="0.5103" calcext:value-type="float">
            <text:p>0,5103</text:p>
          </table:table-cell>
          <table:table-cell table:style-name="ce2" office:value-type="float" office:value="0.6023" calcext:value-type="float">
            <text:p>0,6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1-2</text:p>
          </table:table-cell>
          <table:table-cell table:style-name="ce2" office:value-type="float" office:value="0.5107" calcext:value-type="float">
            <text:p>0,5107</text:p>
          </table:table-cell>
          <table:table-cell table:style-name="ce2" office:value-type="float" office:value="0.6028" calcext:value-type="float">
            <text:p>0,6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1-3</text:p>
          </table:table-cell>
          <table:table-cell table:style-name="ce2" office:value-type="float" office:value="0.5104" calcext:value-type="float">
            <text:p>0,5104</text:p>
          </table:table-cell>
          <table:table-cell table:style-name="ce2" office:value-type="float" office:value="0.6036" calcext:value-type="float">
            <text:p>0,6036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robe_2-1</text:p>
          </table:table-cell>
          <table:table-cell table:style-name="ce2" office:value-type="float" office:value="0.4807" calcext:value-type="float">
            <text:p>0,4807</text:p>
          </table:table-cell>
          <table:table-cell table:style-name="ce2" office:value-type="float" office:value="0.7362" calcext:value-type="float">
            <text:p>0,7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2-2</text:p>
          </table:table-cell>
          <table:table-cell table:style-name="ce2" office:value-type="float" office:value="0.4807" calcext:value-type="float">
            <text:p>0,4807</text:p>
          </table:table-cell>
          <table:table-cell table:style-name="ce2" office:value-type="float" office:value="0.7362" calcext:value-type="float">
            <text:p>0,7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2-3</text:p>
          </table:table-cell>
          <table:table-cell table:style-name="ce2" office:value-type="float" office:value="0.4805" calcext:value-type="float">
            <text:p>0,4805</text:p>
          </table:table-cell>
          <table:table-cell table:style-name="ce2" office:value-type="float" office:value="0.7361" calcext:value-type="float">
            <text:p>0,7361</text:p>
          </table:table-cell>
          <table:table-cell table:number-columns-repeated="11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office:value-type="string" calcext:value-type="string">
            <text:p>Berechnung der partiellen Empfindlichkeite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Mittel</text:p>
          </table:table-cell>
          <table:table-cell/>
          <table:table-cell office:value-type="string" calcext:value-type="string">
            <text:p>Stab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1</text:p>
          </table:table-cell>
          <table:table-cell table:style-name="ce2" table:formula="of:=0.186/0.08" office:value-type="float" office:value="2.325" calcext:value-type="float">
            <text:p>2,3250</text:p>
          </table:table-cell>
          <table:table-cell table:style-name="ce2" table:formula="of:=0.3685/0.16" office:value-type="float" office:value="2.303125" calcext:value-type="float">
            <text:p>2,3031</text:p>
          </table:table-cell>
          <table:table-cell table:style-name="ce2" table:formula="of:=0.728/0.32" office:value-type="float" office:value="2.275" calcext:value-type="float">
            <text:p>2,2750</text:p>
          </table:table-cell>
          <table:table-cell table:style-name="ce2"/>
          <table:table-cell table:style-name="ce2" table:formula="of:=AVERAGE([.B68:.D68])" office:value-type="float" office:value="2.30104166666667" calcext:value-type="float">
            <text:p>2,3010</text:p>
          </table:table-cell>
          <table:table-cell/>
          <table:table-cell table:formula="of:=STDEV([.B68:.D68])" office:value-type="float" office:value="0.0250650196156582" calcext:value-type="float">
            <text:p>0,0250650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2</text:p>
          </table:table-cell>
          <table:table-cell table:style-name="ce2" table:formula="of:=0.0023/0.15" office:value-type="float" office:value="0.0153333333333333" calcext:value-type="float">
            <text:p>0,0153</text:p>
          </table:table-cell>
          <table:table-cell table:style-name="ce2" table:formula="of:=0.014/0.3" office:value-type="float" office:value="0.0466666666666667" calcext:value-type="float">
            <text:p>0,0467</text:p>
          </table:table-cell>
          <table:table-cell table:style-name="ce2" table:formula="of:=0.0088/0.45" office:value-type="float" office:value="0.0195555555555556" calcext:value-type="float">
            <text:p>0,0196</text:p>
          </table:table-cell>
          <table:table-cell table:style-name="ce2"/>
          <table:table-cell table:style-name="ce2" table:formula="of:=AVERAGE([.B69:.D69])" office:value-type="float" office:value="0.0271851851851852" calcext:value-type="float">
            <text:p>0,0272</text:p>
          </table:table-cell>
          <table:table-cell/>
          <table:table-cell table:formula="of:=STDEV([.B69:.D69])" office:value-type="float" office:value="0.0170030256324701" calcext:value-type="float">
            <text:p>0,0170030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1</text:p>
          </table:table-cell>
          <table:table-cell table:style-name="ce2" table:formula="of:=0.0994/0.08" office:value-type="float" office:value="1.2425" calcext:value-type="float">
            <text:p>1,2425</text:p>
          </table:table-cell>
          <table:table-cell table:style-name="ce2" table:formula="of:=0.1844/0.16" office:value-type="float" office:value="1.1525" calcext:value-type="float">
            <text:p>1,1525</text:p>
          </table:table-cell>
          <table:table-cell table:style-name="ce2" table:formula="of:=0.365/0.32" office:value-type="float" office:value="1.140625" calcext:value-type="float">
            <text:p>1,1406</text:p>
          </table:table-cell>
          <table:table-cell table:style-name="ce2"/>
          <table:table-cell table:style-name="ce2" table:formula="of:=AVERAGE([.B70:.D70])" office:value-type="float" office:value="1.17854166666667" calcext:value-type="float">
            <text:p>1,1785</text:p>
          </table:table-cell>
          <table:table-cell/>
          <table:table-cell table:formula="of:=STDEV([.B70:.D70])" office:value-type="float" office:value="0.0557068685920626" calcext:value-type="float">
            <text:p>0,0557068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2</text:p>
          </table:table-cell>
          <table:table-cell table:style-name="ce2" table:formula="of:=0.4744/0.15" office:value-type="float" office:value="3.16266666666667" calcext:value-type="float">
            <text:p>3,1627</text:p>
          </table:table-cell>
          <table:table-cell table:style-name="ce2" table:formula="of:=0.9332/0.3" office:value-type="float" office:value="3.11066666666667" calcext:value-type="float">
            <text:p>3,1107</text:p>
          </table:table-cell>
          <table:table-cell table:style-name="ce2" table:formula="of:=1.3858/0.45" office:value-type="float" office:value="3.07955555555556" calcext:value-type="float">
            <text:p>3,0796</text:p>
          </table:table-cell>
          <table:table-cell table:style-name="ce2"/>
          <table:table-cell table:style-name="ce2" table:formula="of:=AVERAGE([.B71:.D71])" office:value-type="float" office:value="3.11762962962963" calcext:value-type="float">
            <text:p>3,1176</text:p>
          </table:table-cell>
          <table:table-cell/>
          <table:table-cell table:formula="of:=STDEV([.B71:.D71])" office:value-type="float" office:value="0.0419907887214394" calcext:value-type="float">
            <text:p>0,0419907887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W</text:p>
          </table:table-cell>
          <table:table-cell/>
          <table:table-cell office:value-type="string" calcext:value-type="string">
            <text:p>Ohne Querempfindlichkeiten</text:p>
          </table:table-cell>
          <table:table-cell table:number-columns-repeated="2"/>
          <table:table-cell office:value-type="string" calcext:value-type="string">
            <text:p>sw</text:p>
          </table:table-cell>
          <table:table-cell office:value-type="string" calcext:value-type="string">
            <text:p>MW</text:p>
          </table:table-cell>
          <table:table-cell table:style-name="ce9" office:value-type="boolean" office:boolean-value="true" calcext:value-type="boolean">
            <text:p>WAHR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float" office:value="0.5103" calcext:value-type="float">
            <text:p>0,5103</text:p>
          </table:table-cell>
          <table:table-cell office:value-type="float" office:value="0.5107" calcext:value-type="float">
            <text:p>0,5107</text:p>
          </table:table-cell>
          <table:table-cell office:value-type="float" office:value="0.5104" calcext:value-type="float">
            <text:p>0,5104</text:p>
          </table:table-cell>
          <table:table-cell table:style-name="ce6" table:formula="of:=AVERAGE([.C76:.E76])" office:value-type="float" office:value="0.510466666666667" calcext:value-type="float">
            <text:p>0,5105</text:p>
          </table:table-cell>
          <table:table-cell/>
          <table:table-cell table:style-name="ce2" table:formula="of:=([.C76]-[.$H$18])/([.$H$19])" office:value-type="float" office:value="0.22335746785361" calcext:value-type="float">
            <text:p>0,2234</text:p>
          </table:table-cell>
          <table:table-cell table:style-name="ce2" table:formula="of:=([.D76]-[.$H$18])/([.$H$19])" office:value-type="float" office:value="0.22353471810089" calcext:value-type="float">
            <text:p>0,2235</text:p>
          </table:table-cell>
          <table:table-cell table:style-name="ce2" table:formula="of:=([.E76]-[.$H$18])/([.$H$19])" office:value-type="float" office:value="0.22340178041543" calcext:value-type="float">
            <text:p>0,2234</text:p>
          </table:table-cell>
          <table:table-cell table:style-name="ce5" table:formula="of:=STDEV([.H76:.J76])" office:value-type="float" office:value="0.0000922439532899331" calcext:value-type="float">
            <text:p>9,22E-05</text:p>
          </table:table-cell>
          <table:table-cell table:style-name="ce11" table:formula="of:=AVERAGE([.H76:.J76])" office:value-type="float" office:value="0.22343132212331" calcext:value-type="float">
            <text:p>0,22343</text:p>
          </table:table-cell>
          <table:table-cell office:value-type="float" office:value="0.213" calcext:value-type="float">
            <text:p>0,213</text:p>
          </table:table-cell>
          <table:table-cell table:style-name="ce10" table:formula="of:=(([.L76]-[.M76])/[.M76])*100" office:value-type="float" office:value="4.89733433019262" calcext:value-type="float">
            <text:p>4,90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/>
          <table:table-cell table:number-columns-repeated="2" office:value-type="float" office:value="0.4807" calcext:value-type="float">
            <text:p>0,4807</text:p>
          </table:table-cell>
          <table:table-cell office:value-type="float" office:value="0.4805" calcext:value-type="float">
            <text:p>0,4805</text:p>
          </table:table-cell>
          <table:table-cell table:style-name="ce7" table:formula="of:=AVERAGE([.C77:.E77])" office:value-type="float" office:value="0.480633333333333" calcext:value-type="float">
            <text:p>0,4806</text:p>
          </table:table-cell>
          <table:table-cell/>
          <table:table-cell table:style-name="ce2" table:formula="of:=([.C77]-[.$K$18])/([.$K$19])" office:value-type="float" office:value="0.151733596664472" calcext:value-type="float">
            <text:p>0,1517</text:p>
          </table:table-cell>
          <table:table-cell table:style-name="ce2" table:formula="of:=([.D77]-[.$K$18])/([.$K$19])" office:value-type="float" office:value="0.151733596664472" calcext:value-type="float">
            <text:p>0,1517</text:p>
          </table:table-cell>
          <table:table-cell table:style-name="ce2" table:formula="of:=([.E77]-[.$K$18])/([.$K$19])" office:value-type="float" office:value="0.151667763879745" calcext:value-type="float">
            <text:p>0,1517</text:p>
          </table:table-cell>
          <table:table-cell table:formula="of:=STDEV([.H77:.J77])" office:value-type="float" office:value="0.0000380085759835202" calcext:value-type="float">
            <text:p>3,80085759835202E-05</text:p>
          </table:table-cell>
          <table:table-cell table:style-name="ce11" table:formula="of:=AVERAGE([.H77:.J77])" office:value-type="float" office:value="0.151711652402897" calcext:value-type="float">
            <text:p>0,15171</text:p>
          </table:table-cell>
          <table:table-cell office:value-type="float" office:value="0.2" calcext:value-type="float">
            <text:p>0,2</text:p>
          </table:table-cell>
          <table:table-cell table:style-name="ce10" table:formula="of:=(([.L77]-[.M77])/[.M77])*100" office:value-type="float" office:value="-24.1441737985517" calcext:value-type="float">
            <text:p>-24,14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5"/>
          <table:table-cell table:style-name="ce11"/>
          <table:table-cell/>
          <table:table-cell table:style-name="ce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  <table:table-cell table:style-name="ce2"/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float" office:value="0.6023" calcext:value-type="float">
            <text:p>0,6023</text:p>
          </table:table-cell>
          <table:table-cell office:value-type="float" office:value="0.6028" calcext:value-type="float">
            <text:p>0,6028</text:p>
          </table:table-cell>
          <table:table-cell office:value-type="float" office:value="0.6036" calcext:value-type="float">
            <text:p>0,6036</text:p>
          </table:table-cell>
          <table:table-cell table:style-name="ce6" table:formula="of:=AVERAGE([.C80:.E80])" office:value-type="float" office:value="0.6029" calcext:value-type="float">
            <text:p>0,6029</text:p>
          </table:table-cell>
          <table:table-cell/>
          <table:table-cell table:style-name="ce2" table:formula="of:=([.C80]-[.$K$18])/([.$K$19])" office:value-type="float" office:value="0.191759929778363" calcext:value-type="float">
            <text:p>0,1918</text:p>
          </table:table-cell>
          <table:table-cell table:style-name="ce2" table:formula="of:=([.D80]-[.$K$18])/([.$K$19])" office:value-type="float" office:value="0.19192451174018" calcext:value-type="float">
            <text:p>0,1919</text:p>
          </table:table-cell>
          <table:table-cell table:style-name="ce2" table:formula="of:=([.E80]-[.$K$18])/([.$K$19])" office:value-type="float" office:value="0.192187842879087" calcext:value-type="float">
            <text:p>0,1922</text:p>
          </table:table-cell>
          <table:table-cell table:style-name="ce5" table:formula="of:=STDEV([.H80:.J80])" office:value-type="float" office:value="0.000215847219364778" calcext:value-type="float">
            <text:p>2,16E-04</text:p>
          </table:table-cell>
          <table:table-cell table:style-name="ce11" table:formula="of:=AVERAGE([.H80:.J80])" office:value-type="float" office:value="0.191957428132543" calcext:value-type="float">
            <text:p>0,19196</text:p>
          </table:table-cell>
          <table:table-cell office:value-type="float" office:value="0.1" calcext:value-type="float">
            <text:p>0,1</text:p>
          </table:table-cell>
          <table:table-cell table:style-name="ce10" table:formula="of:=(([.L80]-[.M80])/[.M80])*100" office:value-type="float" office:value="91.9574281325433" calcext:value-type="float">
            <text:p>91,9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/>
          <table:table-cell table:number-columns-repeated="2" office:value-type="float" office:value="0.7362" calcext:value-type="float">
            <text:p>0,7362</text:p>
          </table:table-cell>
          <table:table-cell office:value-type="float" office:value="0.7361" calcext:value-type="float">
            <text:p>0,7361</text:p>
          </table:table-cell>
          <table:table-cell table:style-name="ce7" table:formula="of:=AVERAGE([.C81:.E81])" office:value-type="float" office:value="0.736166666666667" calcext:value-type="float">
            <text:p>0,7362</text:p>
          </table:table-cell>
          <table:table-cell/>
          <table:table-cell table:style-name="ce2" table:formula="of:=([.C81]-[.$K$18])/([.$K$19])" office:value-type="float" office:value="0.235834979152951" calcext:value-type="float">
            <text:p>0,2358</text:p>
          </table:table-cell>
          <table:table-cell table:style-name="ce2" table:formula="of:=([.D81]-[.$K$18])/([.$K$19])" office:value-type="float" office:value="0.235834979152951" calcext:value-type="float">
            <text:p>0,2358</text:p>
          </table:table-cell>
          <table:table-cell table:style-name="ce2" table:formula="of:=([.E81]-[.$K$18])/([.$K$19])" office:value-type="float" office:value="0.235802062760588" calcext:value-type="float">
            <text:p>0,2358</text:p>
          </table:table-cell>
          <table:table-cell table:formula="of:=STDEV([.H81:.J81])" office:value-type="float" office:value="0.0000190042879917521" calcext:value-type="float">
            <text:p>1,90042879917521E-05</text:p>
          </table:table-cell>
          <table:table-cell table:style-name="ce11" table:formula="of:=AVERAGE([.H81:.J81])" office:value-type="float" office:value="0.235824007022164" calcext:value-type="float">
            <text:p>0,23582</text:p>
          </table:table-cell>
          <table:table-cell office:value-type="float" office:value="0.15" calcext:value-type="float">
            <text:p>0,15</text:p>
          </table:table-cell>
          <table:table-cell table:style-name="ce10" table:formula="of:=(([.L81]-[.M81])/[.M81])*100" office:value-type="float" office:value="57.2160046814425" calcext:value-type="float">
            <text:p>57,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t Querempfindlichkeit</text:p>
          </table:table-cell>
          <table:table-cell table:number-columns-repeated="4"/>
          <table:table-cell office:value-type="string" calcext:value-type="string">
            <text:p>stabw</text:p>
          </table:table-cell>
          <table:table-cell office:value-type="string" calcext:value-type="string">
            <text:p>MW</text:p>
          </table:table-cell>
          <table:table-cell table:style-name="ce9" office:value-type="boolean" office:boolean-value="true" calcext:value-type="boolean">
            <text:p>WAHR</text:p>
          </table:table-cell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mn)A1</text:p>
          </table:table-cell>
          <table:table-cell office:value-type="float" office:value="0.220475" calcext:value-type="float">
            <text:p>0,220475</text:p>
          </table:table-cell>
          <table:table-cell office:value-type="float" office:value="0.220647" calcext:value-type="float">
            <text:p>0,220647</text:p>
          </table:table-cell>
          <table:table-cell office:value-type="float" office:value="0.220513" calcext:value-type="float">
            <text:p>0,220513</text:p>
          </table:table-cell>
          <table:table-cell table:style-name="ce5" table:formula="of:=STDEV([.C84:.E84])" office:value-type="float" office:value="0.0000903548559846134" calcext:value-type="float">
            <text:p>9,04E-05</text:p>
          </table:table-cell>
          <table:table-cell table:style-name="ce8" table:formula="of:=AVERAGE([.C84:.E84])" office:value-type="float" office:value="0.220545" calcext:value-type="float">
            <text:p>0,22055</text:p>
          </table:table-cell>
          <table:table-cell office:value-type="float" office:value="0.213" calcext:value-type="float">
            <text:p>0,213</text:p>
          </table:table-cell>
          <table:table-cell table:style-name="ce10" table:formula="of:=(([.G84]-[.H84])/[.H84])*100" office:value-type="float" office:value="3.54225352112676" calcext:value-type="float">
            <text:p>3,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cr) A1</text:p>
          </table:table-cell>
          <table:table-cell office:value-type="float" office:value="0.109851" calcext:value-type="float">
            <text:p>0,109851</text:p>
          </table:table-cell>
          <table:table-cell office:value-type="float" office:value="0.109946" calcext:value-type="float">
            <text:p>0,109946</text:p>
          </table:table-cell>
          <table:table-cell office:value-type="float" office:value="0.110253" calcext:value-type="float">
            <text:p>0,110253</text:p>
          </table:table-cell>
          <table:table-cell table:style-name="ce5" table:formula="of:=STDEV([.C85:.E85])" office:value-type="float" office:value="0.000210110288499477" calcext:value-type="float">
            <text:p>2,10E-04</text:p>
          </table:table-cell>
          <table:table-cell table:style-name="ce8" table:formula="of:=AVERAGE([.C85:.E85])" office:value-type="float" office:value="0.110016666666667" calcext:value-type="float">
            <text:p>0,11002</text:p>
          </table:table-cell>
          <table:table-cell office:value-type="float" office:value="0.1" calcext:value-type="float">
            <text:p>0,1</text:p>
          </table:table-cell>
          <table:table-cell table:style-name="ce10" table:formula="of:=(([.G85]-[.H85])/[.H85])*100" office:value-type="float" office:value="10.0166666666666" calcext:value-type="float">
            <text:p>10,0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/>
          <table:table-cell table:style-name="ce8"/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c(mn)A2</text:p>
          </table:table-cell>
          <table:table-cell table:number-columns-repeated="2" office:value-type="float" office:value="0.207043" calcext:value-type="float">
            <text:p>0,207043</text:p>
          </table:table-cell>
          <table:table-cell office:value-type="float" office:value="0.206956" calcext:value-type="float">
            <text:p>0,206956</text:p>
          </table:table-cell>
          <table:table-cell table:style-name="ce5" table:formula="of:=STDEV([.C87:.E87])" office:value-type="float" office:value="0.0000502294734194836" calcext:value-type="float">
            <text:p>5,02E-05</text:p>
          </table:table-cell>
          <table:table-cell table:style-name="ce8" table:formula="of:=AVERAGE([.C87:.E87])" office:value-type="float" office:value="0.207014" calcext:value-type="float">
            <text:p>0,20701</text:p>
          </table:table-cell>
          <table:table-cell office:value-type="float" office:value="0.2" calcext:value-type="float">
            <text:p>0,2</text:p>
          </table:table-cell>
          <table:table-cell table:style-name="ce10" table:formula="of:=(([.G87]-[.H87])/[.H87])*100" office:value-type="float" office:value="3.507" calcext:value-type="float">
            <text:p>3,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Cr)A2</text:p>
          </table:table-cell>
          <table:table-cell table:number-columns-repeated="2" office:value-type="float" office:value="0.157878" calcext:value-type="float">
            <text:p>0,157878</text:p>
          </table:table-cell>
          <table:table-cell office:value-type="float" office:value="0.157879" calcext:value-type="float">
            <text:p>0,157879</text:p>
          </table:table-cell>
          <table:table-cell table:style-name="ce5" table:formula="of:=STDEV([.C88:.E88])" office:value-type="float" office:value="0.000000577350269190203" calcext:value-type="float">
            <text:p>5,77E-07</text:p>
          </table:table-cell>
          <table:table-cell table:style-name="ce8" table:formula="of:=AVERAGE([.C88:.E88])" office:value-type="float" office:value="0.157878333333333" calcext:value-type="float">
            <text:p>0,15788</text:p>
          </table:table-cell>
          <table:table-cell office:value-type="float" office:value="0.15" calcext:value-type="float">
            <text:p>0,15</text:p>
          </table:table-cell>
          <table:table-cell table:style-name="ce10" table:formula="of:=(([.G88]-[.H88])/[.H88])*100" office:value-type="float" office:value="5.25222222222221" calcext:value-type="float">
            <text:p>5,25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hne Querempfindlichkeit</text:p>
          </table:table-cell>
          <table:table-cell/>
          <table:table-cell office:value-type="string" calcext:value-type="string">
            <text:p>mit Querempfindlichkei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(Mn) [mmol/l]</text:p>
          </table:table-cell>
          <table:table-cell office:value-type="string" calcext:value-type="string">
            <text:p>c(Cr) [mmol/l]</text:p>
          </table:table-cell>
          <table:table-cell/>
          <table:table-cell office:value-type="string" calcext:value-type="string">
            <text:p>c(Mn) [mmol/l]</text:p>
          </table:table-cell>
          <table:table-cell office:value-type="string" calcext:value-type="string">
            <text:p>c(Cr) [mmol/l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2" table:formula="of:=([.F76]-[.$H$18])/([.$H$19])" office:value-type="float" office:value="0.22343132212331" calcext:value-type="float">
            <text:p>0,2234</text:p>
          </table:table-cell>
          <table:table-cell table:style-name="ce2" table:formula="of:=([.F80]-[.$K$18])/([.$K$19])" office:value-type="float" office:value="0.191957428132543" calcext:value-type="float">
            <text:p>0,1920</text:p>
          </table:table-cell>
          <table:table-cell table:style-name="ce2"/>
          <table:table-cell table:style-name="ce2" office:value-type="float" office:value="0.22056" calcext:value-type="float">
            <text:p>0,2206</text:p>
          </table:table-cell>
          <table:table-cell table:style-name="ce2" office:value-type="float" office:value="0.11011" calcext:value-type="float">
            <text:p>0,11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2" table:formula="of:=([.F77]-[.$K$18])/([.$K$19])" office:value-type="float" office:value="0.151711652402897" calcext:value-type="float">
            <text:p>0,1517</text:p>
          </table:table-cell>
          <table:table-cell table:style-name="ce2" table:formula="of:=([.F81]-[.$K$18])/([.$K$19])" office:value-type="float" office:value="0.235824007022164" calcext:value-type="float">
            <text:p>0,2358</text:p>
          </table:table-cell>
          <table:table-cell table:style-name="ce2"/>
          <table:table-cell table:style-name="ce2" office:value-type="float" office:value="0.206999" calcext:value-type="float">
            <text:p>0,2070</text:p>
          </table:table-cell>
          <table:table-cell table:style-name="ce2" office:value-type="float" office:value="0.157894" calcext:value-type="float">
            <text:p>0,157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abw c(Mn)</text:p>
          </table:table-cell>
          <table:table-cell office:value-type="string" calcext:value-type="string">
            <text:p>Stabw c(Cr)</text:p>
          </table:table-cell>
          <table:table-cell/>
          <table:table-cell office:value-type="string" calcext:value-type="string">
            <text:p>stabw c(Mn)</text:p>
          </table:table-cell>
          <table:table-cell office:value-type="string" calcext:value-type="string">
            <text:p>Stabw c(C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4" table:formula="of:=[.K76]" office:value-type="float" office:value="0.0000922439532899331" calcext:value-type="float">
            <text:p>0,00009224</text:p>
          </table:table-cell>
          <table:table-cell table:style-name="ce4" table:formula="of:=[.K80]" office:value-type="float" office:value="0.000215847219364778" calcext:value-type="float">
            <text:p>0,00021585</text:p>
          </table:table-cell>
          <table:table-cell/>
          <table:table-cell table:style-name="ce5" table:formula="of:=[.F84]" office:value-type="float" office:value="0.0000903548559846134" calcext:value-type="float">
            <text:p>9,04E-05</text:p>
          </table:table-cell>
          <table:table-cell table:style-name="ce5" table:formula="of:=[.F85]" office:value-type="float" office:value="0.000210110288499477" calcext:value-type="float">
            <text:p>2,10E-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4" table:formula="of:=[.K77]" office:value-type="float" office:value="0.0000380085759835202" calcext:value-type="float">
            <text:p>0,00003801</text:p>
          </table:table-cell>
          <table:table-cell table:style-name="ce4" table:formula="of:=[.K81]" office:value-type="float" office:value="0.0000190042879917521" calcext:value-type="float">
            <text:p>0,00001900</text:p>
          </table:table-cell>
          <table:table-cell/>
          <table:table-cell table:style-name="ce5" table:formula="of:=[.F87]" office:value-type="float" office:value="0.0000502294734194836" calcext:value-type="float">
            <text:p>5,02E-05</text:p>
          </table:table-cell>
          <table:table-cell table:style-name="ce5" table:formula="of:=[.F88]" office:value-type="float" office:value="0.000000577350269190203" calcext:value-type="float">
            <text:p>5,77E-07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nf(A1,mn,ohne)</text:p>
          </table:table-cell>
          <table:table-cell table:style-name="ce5" table:formula="of:=(4.3/SQRT(3))*[.C99]" office:value-type="float" office:value="0.00022900540643115" calcext:value-type="float">
            <text:p>2,29E-04</text:p>
          </table:table-cell>
          <table:table-cell table:style-name="ce5" table:formula="of:=(4.3/SQRT(3))*[.D99]" office:value-type="float" office:value="0.000535863635877572" calcext:value-type="float">
            <text:p>5,36E-04</text:p>
          </table:table-cell>
          <table:table-cell/>
          <table:table-cell table:style-name="ce5" table:formula="of:=(4.3/SQRT(3))*[.F99]" office:value-type="float" office:value="0.000224315521828818" calcext:value-type="float">
            <text:p>2,24E-04</text:p>
          </table:table-cell>
          <table:table-cell table:style-name="ce5" table:formula="of:=(4.3/SQRT(3))*[.G99]" office:value-type="float" office:value="0.000521621095986136" calcext:value-type="float">
            <text:p>5,22E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table:formula="of:=(4.3/SQRT(3))*[.C100]" office:value-type="float" office:value="0.0000943603247750789" calcext:value-type="float">
            <text:p>9,44E-05</text:p>
          </table:table-cell>
          <table:table-cell table:style-name="ce5" table:formula="of:=(4.3/SQRT(3))*[.D100]" office:value-type="float" office:value="0.0000471801623875195" calcext:value-type="float">
            <text:p>4,72E-05</text:p>
          </table:table-cell>
          <table:table-cell/>
          <table:table-cell table:style-name="ce5" table:formula="of:=(4.3/SQRT(3))*[.F100]" office:value-type="float" office:value="0.000124699999999966" calcext:value-type="float">
            <text:p>1,25E-04</text:p>
          </table:table-cell>
          <table:table-cell table:style-name="ce5" table:formula="of:=(4.3/SQRT(3))*[.G100]" office:value-type="float" office:value="0.00000143333333333477" calcext:value-type="float">
            <text:p>1,43E-06</text:p>
          </table:table-cell>
          <table:table-cell table:number-columns-repeated="7"/>
        </table:table-row>
      </table:table>
      <table:table table:name="Tabelle2" table:style-name="ta1">
        <table:table-column table:style-name="co3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2"/>
          <table:table-cell office:value-type="string" calcext:value-type="string">
            <text:p>Geradenparameter Mn(525)</text:p>
          </table:table-cell>
          <table:table-cell table:number-columns-repeated="2"/>
          <table:table-cell office:value-type="string" calcext:value-type="string">
            <text:p>Geradenparameter Cr(352)</text:p>
          </table:table-cell>
        </table:table-row>
        <table:table-row table:style-name="ro1">
          <table:table-cell office:value-type="string" calcext:value-type="string">
            <text:p>Val_1</text:p>
          </table:table-cell>
          <table:table-cell table:style-name="ce2" office:value-type="float" office:value="0.181" calcext:value-type="float">
            <text:p>0,1810</text:p>
          </table:table-cell>
          <table:table-cell table:style-name="ce2" office:value-type="float" office:value="0.3598" calcext:value-type="float">
            <text:p>0,3598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0.00625000000000003" calcext:value-type="float">
            <text:p>0,00625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0.0197333333333334" calcext:value-type="float">
            <text:p>0,0197333333</text:p>
          </table:table-cell>
        </table:table-row>
        <table:table-row table:style-name="ro1">
          <table:table-cell office:value-type="string" calcext:value-type="string">
            <text:p>Val_2</text:p>
          </table:table-cell>
          <table:table-cell table:style-name="ce2" office:value-type="float" office:value="0.0638" calcext:value-type="float">
            <text:p>0,0638</text:p>
          </table:table-cell>
          <table:table-cell table:style-name="ce2" office:value-type="float" office:value="0.9786" calcext:value-type="float">
            <text:p>0,9786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.25669642857143" calcext:value-type="float">
            <text:p>2,2566964286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3.038" calcext:value-type="float">
            <text:p>3,038</text:p>
          </table:table-cell>
        </table:table-row>
        <table:table-row table:style-name="ro1">
          <table:table-cell office:value-type="string" calcext:value-type="string">
            <text:p>Val_3</text:p>
          </table:table-cell>
          <table:table-cell table:style-name="ce2" office:value-type="float" office:value="0.2345" calcext:value-type="float">
            <text:p>0,2345</text:p>
          </table:table-cell>
          <table:table-cell table:style-name="ce2" office:value-type="float" office:value="0.4479" calcext:value-type="float">
            <text:p>0,447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Mn</text:p>
          </table:table-cell>
          <table:table-cell table:formula="of:=([.B4]-[.$F$4])/[.$F$5]" office:value-type="float" office:value="0.0774362017804154" calcext:value-type="float">
            <text:p>0,0774362018</text:p>
          </table:table-cell>
          <table:table-cell table:number-columns-repeated="7"/>
        </table:table-row>
        <table:table-row table:style-name="ro1">
          <table:table-cell/>
          <table:table-cell table:formula="of:=([.B5]-[.$F$4])/[.$F$5]" office:value-type="float" office:value="0.0255018793273986" calcext:value-type="float">
            <text:p>0,0255018793</text:p>
          </table:table-cell>
          <table:table-cell table:number-columns-repeated="7"/>
        </table:table-row>
        <table:table-row table:style-name="ro1">
          <table:table-cell/>
          <table:table-cell table:formula="of:=([.B6]-[.$F$4])/[.$F$5]" office:value-type="float" office:value="0.101143422354105" calcext:value-type="float">
            <text:p>0,101143422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table:formula="of:=([.C4]-[.$I$4])/[.$I$5]" office:value-type="float" office:value="0.111937678297125" calcext:value-type="float">
            <text:p>0,11193767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5]-[.$I$4])/[.$I$5]" office:value-type="float" office:value="0.315624314241826" calcext:value-type="float">
            <text:p>0,31562431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6]-[.$I$4])/[.$I$5]" office:value-type="float" office:value="0.140937019969278" calcext:value-type="float">
            <text:p>0,140937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9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0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1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9T23:46:38.522271891</dc:date>
    <meta:editing-duration>PT36M57S</meta:editing-duration>
    <meta:editing-cycles>7</meta:editing-cycles>
    <meta:generator>LibreOffice/5.1.6.2$Linux_X86_64 LibreOffice_project/10m0$Build-2</meta:generator>
    <meta:document-statistic meta:table-count="2" meta:cell-count="3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Manga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316cm" chart:style-name="ch2">
          <text:p>Kalibriergerade Mangan für Geradenparameter</text:p>
        </chart:title>
        <chart:legend chart:legend-position="end" svg:x="13.301cm" svg:y="3.946cm" style:legend-expansion="high" chart:style-name="ch3"/>
        <chart:plot-area chart:style-name="ch4" table:cell-range-address="'2.4-29.06.20_2'.G5:'2.4-29.06.20_2'.H7" svg:x="1.321cm" svg:y="1.301cm" svg:width="11.66cm" svg:height="6.548cm">
          <chartooo:coordinate-region svg:x="2.059cm" svg:y="1.503cm" svg:width="10.582cm" svg:height="5.693cm"/>
          <chart:axis chart:dimension="x" chart:name="primary-x" chart:style-name="ch5">
            <chart:title svg:x="5.877cm" svg:y="8.029cm" chart:style-name="ch6">
              <text:p>konz in mmol/liter</text:p>
            </chart:title>
          </chart:axis>
          <chart:axis chart:dimension="y" chart:name="primary-y" chart:style-name="ch5">
            <chart:title svg:x="0.451cm" svg:y="5.384cm" chart:style-name="ch7">
              <text:p>Absorbanz</text:p>
            </chart:title>
            <chart:grid chart:style-name="ch8" chart:class="major"/>
          </chart:axis>
          <chart:series chart:style-name="ch9" chart:values-cell-range-address="'2.4-29.06.20_2'.H5:'2.4-29.06.20_2'.H7" chart:class="chart:scatter">
            <chart:domain table:cell-range-address="'2.4-29.06.20_2'.G5:'2.4-29.06.20_2'.G7"/>
            <chart:regression-curve chart:style-name="ch10">
              <chart:equation chart:display-equation="true" chart:display-r-square="true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2.4-29.06.20_2'.G5:'2.4-29.06.20_2'.G7</svg:desc>
                </draw:g>
              </table:table-cell>
              <table:table-cell office:value-type="float" office:value="0.186">
                <text:p>0.186</text:p>
                <draw:g>
                  <svg:desc>'2.4-29.06.20_2'.H5:'2.4-29.06.20_2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728">
                <text:p>0.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7cm" svg:y="0.221cm" chart:style-name="ch2">
          <text:p>Kalibriergerade Chrom für Geradenparameter</text:p>
        </chart:title>
        <chart:legend chart:legend-position="end" svg:x="11.968cm" svg:y="3.946cm" style:legend-expansion="high" chart:style-name="ch3"/>
        <chart:plot-area chart:style-name="ch4" table:cell-range-address="'2.4-29.06.20_2'.G11:'2.4-29.06.20_2'.H13" svg:x="1.321cm" svg:y="1.301cm" svg:width="10.327cm" svg:height="6.548cm">
          <chartooo:coordinate-region svg:x="2.059cm" svg:y="1.503cm" svg:width="9.344cm" svg:height="5.693cm"/>
          <chart:axis chart:dimension="x" chart:name="primary-x" chart:style-name="ch5">
            <chart:title svg:x="5.4cm" svg:y="8.029cm" chart:style-name="ch6">
              <text:p>Konz in mmol/l</text:p>
            </chart:title>
          </chart:axis>
          <chart:axis chart:dimension="y" chart:name="primary-y" chart:style-name="ch5">
            <chart:title svg:x="0.451cm" svg:y="5.384cm" chart:style-name="ch7">
              <text:p>Absorbanz</text:p>
            </chart:title>
            <chart:grid chart:style-name="ch8" chart:class="major"/>
          </chart:axis>
          <chart:series chart:style-name="ch9" chart:values-cell-range-address="'2.4-29.06.20_2'.H11:'2.4-29.06.20_2'.H13" chart:class="chart:scatter">
            <chart:domain table:cell-range-address="'2.4-29.06.20_2'.G11:'2.4-29.06.20_2'.G13"/>
            <chart:regression-curve chart:style-name="ch10">
              <chart:equation chart:display-equation="true" chart:display-r-square="true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2.4-29.06.20_2'.G11:'2.4-29.06.20_2'.G13</svg:desc>
                </draw:g>
              </table:table-cell>
              <table:table-cell office:value-type="float" office:value="0.4744">
                <text:p>0.4744</text:p>
                <draw:g>
                  <svg:desc>'2.4-29.06.20_2'.H11:'2.4-29.06.20_2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1.3858">
                <text:p>1.3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